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6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3">
      <style:table-cell-properties fo:border="none"/>
      <style:text-properties style:font-name="ＭＳ Ｐゴシック" style:font-name-asian="ＭＳ Ｐゴシック"/>
    </style:style>
    <style:style style:name="ce8" style:family="table-cell" style:parent-style-name="Default" style:data-style-name="N10113">
      <style:table-cell-properties fo:background-color="transparent" fo:border="none"/>
      <style:text-properties style:font-name="ＭＳ Ｐゴシック" style:font-name-asian="ＭＳ Ｐゴシック"/>
    </style:style>
    <style:style style:name="ce9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1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11" style:family="table-cell" style:parent-style-name="Default" style:data-style-name="N10113">
      <style:table-cell-properties fo:background-color="#ff0000" fo:border="none"/>
      <style:text-properties style:font-name="ＭＳ Ｐゴシック" style:font-name-asian="ＭＳ Ｐゴシック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0004545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8" table:default-cell-style-name="ce2"/>
        <table:table-column table:style-name="co7" table:number-columns-repeated="915" table:default-cell-style-name="ce2"/>
        <table:table-column table:style-name="co7" table:number-columns-repeated="96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一覧へ</text:p>
          </table:table-cell>
          <table:covered-table-cell/>
          <table:table-cell table:style-name="ce1" office:value-type="string" calcext:value-type="string" table:number-columns-spanned="2" table:number-rows-spanned="1">
            <text:p>月更新</text:p>
          </table:table-cell>
          <table:covered-table-cell/>
          <table:table-cell table:style-name="ce6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style-name="ce3" table:number-columns-repeated="3"/>
          <table:table-cell table:style-name="ce5"/>
          <table:table-cell table:style-name="ce7" office:value-type="date" office:date-value="2018-08-01" calcext:value-type="date">
            <text:p>2018-8-01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02" calcext:value-type="date">
            <text:p>2018-8-02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03" calcext:value-type="date">
            <text:p>2018-8-03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8-04" calcext:value-type="date">
            <text:p>2018-8-04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08-05" calcext:value-type="date">
            <text:p>2018-8-05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06" calcext:value-type="date">
            <text:p>2018-8-06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07" calcext:value-type="date">
            <text:p>2018-8-07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08" calcext:value-type="date">
            <text:p>2018-8-08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09" calcext:value-type="date">
            <text:p>2018-8-09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11" office:value-type="date" office:date-value="2018-08-10" calcext:value-type="date">
            <text:p>2018-8-10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8-11" calcext:value-type="date">
            <text:p>2018-8-11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08-12" calcext:value-type="date">
            <text:p>2018-8-12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13" calcext:value-type="date">
            <text:p>2018-8-13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14" calcext:value-type="date">
            <text:p>2018-8-14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15" calcext:value-type="date">
            <text:p>2018-8-15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16" calcext:value-type="date">
            <text:p>2018-8-16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17" calcext:value-type="date">
            <text:p>2018-8-17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8-18" calcext:value-type="date">
            <text:p>2018-8-18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08-19" calcext:value-type="date">
            <text:p>2018-8-19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20" calcext:value-type="date">
            <text:p>2018-8-20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21" calcext:value-type="date">
            <text:p>2018-8-21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22" calcext:value-type="date">
            <text:p>2018-8-22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9" office:value-type="date" office:date-value="2018-08-25" calcext:value-type="date">
            <text:p>2018-8-25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10" office:value-type="date" office:date-value="2018-08-26" calcext:value-type="date">
            <text:p>2018-8-26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27" calcext:value-type="date">
            <text:p>2018-8-2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28" calcext:value-type="date">
            <text:p>2018-8-28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30" calcext:value-type="date">
            <text:p>2018-8-30</text:p>
          </table:table-cell>
          <table:table-cell table:style-name="ce3" table:number-columns-repeated="8"/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8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23:21:38.099434235</dc:date>
    <meta:editing-duration>P0D</meta:editing-duration>
    <meta:editing-cycles>1</meta:editing-cycles>
    <meta:document-statistic meta:table-count="1" meta:cell-count="53" meta:object-count="0"/>
    <meta:generator>LibreOffice/5.4.1.2$Linux_x86 LibreOffice_project/ea7cb86e6eeb2bf3a5af73a8f7777ac570321527</meta:generator>
  </office:meta>
</office:document-meta>
</file>